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/>
    </style:style>
    <style:style style:name="P2" style:family="paragraph" style:parent-style-name="Standard" style:list-style-name="L1">
      <style:paragraph-properties fo:text-align="start" style:justify-single-word="false"/>
      <style:text-properties fo:language="bg" fo:country="BG"/>
    </style:style>
    <style:style style:name="P3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5" style:family="paragraph" style:parent-style-name="Standard" style:list-style-name="L1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bg" fo:country="BG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РХИВ</text:p>
      <text:list xml:id="list1373386336494549306" text:style-name="L1">
        <text:list-item>
          <text:p text:style-name="P5">id</text:p>
        </text:list-item>
        <text:list-item>
          <text:p text:style-name="P2"><text:span text:style-name="T2">who</text:span><text:span text:style-name="T1"> – </text:span>кой потребител е извършил действието <text:span text:style-name="T1">(</text:span>въвежда се <text:span text:style-name="T1">id </text:span>на потребителя)</text:p>
        </text:list-item>
        <text:list-item>
          <text:p text:style-name="P4"><text:span text:style-name="T4">date, time</text:span> – <text:span text:style-name="T3">ден и час на извършване <text:s/>на действието</text:span></text:p>
        </text:list-item>
        <text:list-item>
          <text:p text:style-name="P4"><text:span text:style-name="T4">action</text:span> – <text:span text:style-name="T3">Извършено действие</text:span></text:p>
        </text:list-item>
        <text:list-item>
          <text:p text:style-name="P4"><text:span text:style-name="T4">ip</text:span> – <text:span text:style-name="T3">адрес от който е извършено действието</text:span></text:p>
        </text:list-item>
        <text:list-item>
          <text:p text:style-name="P4"><text:span text:style-name="T4">os </text:span>– <text:span text:style-name="T3">операционна система и браузър</text:span></text:p>
          <text:p text:style-name="P4"><text:span text:style-name="T3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7T15:34:10.80</meta:creation-date>
    <dc:date>2014-09-27T15:40:53.31</dc:date>
    <meta:editing-duration>PT6M41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7" meta:word-count="48" meta:character-count="246"/>
  </office:meta>
</office:document-meta>
</file>